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text-align="justify"/>
    </style:style>
    <style:style style:name="P2" style:parent-style-name="Normal" style:family="paragraph">
      <style:paragraph-properties fo:text-align="justify"/>
    </style:style>
    <style:style style:name="P3" style:parent-style-name="Normal" style:family="paragraph">
      <style:paragraph-properties fo:text-align="justify"/>
    </style:style>
    <style:style style:name="P4" style:parent-style-name="Normal" style:family="paragraph">
      <style:paragraph-properties fo:text-align="justify"/>
    </style:style>
    <style:style style:name="P5" style:parent-style-name="Normal" style:family="paragraph">
      <style:paragraph-properties fo:text-align="justify"/>
    </style:style>
    <style:style style:name="P6" style:parent-style-name="Normal" style:family="paragraph">
      <style:paragraph-properties fo:text-align="justify"/>
    </style:style>
    <style:style style:name="P7" style:parent-style-name="Normal" style:family="paragraph">
      <style:paragraph-properties fo:text-align="justify"/>
    </style:style>
    <style:style style:name="P8" style:parent-style-name="Normal" style:family="paragraph">
      <style:paragraph-properties fo:text-align="justify"/>
    </style:style>
    <style:style style:name="P9" style:parent-style-name="Normal" style:family="paragraph">
      <style:paragraph-properties fo:text-align="justify"/>
    </style:style>
    <style:style style:name="P10" style:parent-style-name="Normal" style:family="paragraph">
      <style:paragraph-properties fo:text-align="justify"/>
    </style:style>
    <style:style style:name="P11" style:parent-style-name="Normal" style:family="paragraph">
      <style:paragraph-properties fo:text-align="justify"/>
    </style:style>
    <style:style style:name="P12" style:parent-style-name="Normal" style:family="paragraph">
      <style:paragraph-properties fo:text-align="justify"/>
    </style:style>
    <style:style style:name="P13" style:parent-style-name="Normal" style:family="paragraph">
      <style:paragraph-properties fo:text-align="justify"/>
    </style:style>
    <style:style style:name="P14" style:parent-style-name="Normal" style:family="paragraph">
      <style:paragraph-properties fo:text-align="justify"/>
    </style:style>
    <style:style style:name="P15" style:parent-style-name="Normal" style:family="paragraph">
      <style:paragraph-properties fo:text-align="justify"/>
    </style:style>
    <style:style style:name="P16" style:parent-style-name="Normal" style:family="paragraph">
      <style:paragraph-properties fo:text-align="justify"/>
    </style:style>
    <style:style style:name="P17" style:parent-style-name="Normal" style:family="paragraph">
      <style:paragraph-properties fo:text-align="justify"/>
    </style:style>
    <style:style style:name="P18" style:parent-style-name="Normal" style:family="paragraph">
      <style:paragraph-properties fo:text-align="justify"/>
    </style:style>
    <style:style style:name="P19" style:parent-style-name="Normal" style:family="paragraph">
      <style:paragraph-properties fo:text-align="justify"/>
    </style:style>
  </office:automatic-styles>
  <office:body>
    <office:text text:use-soft-page-breaks="true">
      <text:p text:style-name="P1">Name <text:s text:c="17"/>: Tankari Sravan Reddy</text:p>
      <text:p text:style-name="P2">DOB <text:s text:c="20"/>: 06/01/1996</text:p>
      <text:p text:style-name="P3">Zodiac <text:s text:c="16"/>: Mithuna</text:p>
      <text:p text:style-name="P4">Cast <text:s text:c="21"/>: Reddy(Gudati)</text:p>
      <text:p text:style-name="P5">Gothram <text:s text:c="11"/>: Madipala</text:p>
      <text:p text:style-name="P6">Height <text:s text:c="16"/>: 5.7</text:p>
      <text:p text:style-name="P7">Education <text:s text:c="8"/>: Ms in Business Analytics<text:s/></text:p>
      <text:p text:style-name="P8">University <text:s text:c="9"/>: University of Cyprus<text:s/></text:p>
      <text:p text:style-name="P9">Job <text:s text:c="23"/>: Forex, sales Manager in (Lotus microwave</text:p>
      <text:p text:style-name="P10"><text:s text:c="33"/>Technology pvt Ltd)</text:p>
      <text:p text:style-name="P11">Location <text:s text:c="11"/>: Adibatla, Bangaluru</text:p>
      <text:p text:style-name="P12">Father <text:s text:c="16"/>: Tankari Bhushan Reddy</text:p>
      <text:p text:style-name="P13">Occupation <text:s text:c="5"/>: Police(SI)</text:p>
      <text:p text:style-name="P14">Mother. <text:s text:c="14"/>: Tankari Jyothi Reddy</text:p>
      <text:p text:style-name="P15">Occupation <text:s text:c="5"/>: Home maker</text:p>
      <text:p text:style-name="P16">Sister <text:s text:c="18"/>: Tankari Neha Reddy</text:p>
      <text:p text:style-name="P17">Occupation <text:s text:c="5"/>: Junior Devops Engineer in(UK)</text:p>
      <text:p text:style-name="P18">Native <text:s text:c="16"/>: Kandukur village and mandal, Ranga Reddy Diustrict,</text:p>
      <text:p text:style-name="P19"><text:s text:c="34"/>House No: 2-105 <text:s text:c="33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enkata Kanaka Mithra Subrahma PAIDETI</meta:initial-creator>
    <dc:creator>Venkata Kanaka Mithra Subrahma PAIDETI</dc:creator>
    <meta:creation-date>2024-03-13T04:03:00Z</meta:creation-date>
    <dc:date>2024-03-13T04:03:00Z</dc:date>
    <meta:template xlink:href="Normal" xlink:type="simple"/>
    <meta:editing-cycles>2</meta:editing-cycles>
    <meta:editing-duration>PT60S</meta:editing-duration>
    <meta:document-statistic meta:page-count="1" meta:paragraph-count="1" meta:word-count="130" meta:character-count="875" meta:row-count="6" meta:non-whitespace-character-count="746"/>
  </office:meta>
</office:document-meta>
</file>